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Print" svg:font-family="'Segoe Print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 style:list-style-name="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Segoe Print" fo:font-size="11pt" fo:language="none" fo:country="none" style:font-name-asian="Segoe Print" style:font-size-asian="11pt" style:font-name-complex="Segoe Print" style:font-size-complex="11pt"/>
    </style:style>
    <style:style style:name="P4" style:family="paragraph" style:parent-style-name="Standard" style:list-style-name="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Segoe Print" fo:font-size="11pt" style:font-name-asian="Segoe Print" style:font-size-asian="11pt" style:font-name-complex="Segoe Prin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Segoe Print" fo:font-size="11pt" fo:font-weight="normal" style:font-name-asian="Segoe Print" style:font-size-asian="11pt" style:font-weight-asian="normal" style:font-name-complex="Segoe Print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storming nach dem 1. Besprechungstermin</text:p>
      <text:p text:style-name="P1"/>
      <text:p text:style-name="P5">gesellschaftliche Relevanz erhöhen</text:p>
      <text:p text:style-name="P4"><text:s/>-&gt; verallgemeinern auf alle Parksituationen</text:p>
      <text:p text:style-name="P4"/>
      <text:p text:style-name="P4">Nutzungsproblem erweitern -&gt; zu wenig Stakeholder</text:p>
      <text:p text:style-name="P4"/>
      <text:p text:style-name="P4">Anwendungslogik zu wenig</text:p>
      <text:p text:style-name="P4">Wegbeschreibung</text:p>
      <text:p text:style-name="P4"/>
      <text:p text:style-name="P4">parkplatzsuche in der umgebung </text:p>
      <text:p text:style-name="P4">mögliche navigation</text:p>
      <text:p text:style-name="P4"/>
      <text:p text:style-name="P4">nutzerrolle? student -&gt; studentenparkplatz beinhaltet</text:p>
      <text:p text:style-name="P4"/>
      <text:p text:style-name="P4">private zur verfügungstellung des eigenen parkplatz</text:p>
      <text:p text:style-name="P4"/>
      <text:p text:style-name="P4">vorher festlegen wo man ungefähr parken möchte</text:p>
      <text:p text:style-name="P4">_________________________________________________________________________________________________________</text:p>
      <text:p text:style-name="P4">Personendaten(Rolle/Fahrzeugrolle) <text:s text:c="3"/>| <text:s text:c="3"/>Services</text:p>
      <text:p text:style-name="P4">Ortangaben (Person -&gt; Bestimmungsort) <text:s text:c="3"/>| <text:s text:c="3"/>Services</text:p>
      <text:p text:style-name="P4">berechnung Weg <text:s text:c="3"/>| <text:s text:c="3"/>Client</text:p>
      <text:p text:style-name="P4">Parkplatz-Standort (Offiziell / privat)</text:p>
      <text:p text:style-name="P4">preise der parkzeit/wecker <text:s text:c="3"/>| <text:s text:c="3"/>Client</text:p>
      <text:p text:style-name="P4">parkplatz voll/nicht mehr voll (meldung durch nutzer -&gt; öffentliche /schranke -&gt; kommerziell|Instituell) <text:s text:c="3"/>| <text:s text:c="3"/>Services</text:p>
      <text:p text:style-name="P4">auto wiederfinden <text:s text:c="3"/>| <text:s text:c="3"/>Client</text:p>
      <text:p text:style-name="P4">öffnungszeiten <text:s text:c="3"/>| <text:s text:c="3"/>Service</text:p>
      <text:p text:style-name="P4">möglichkeit gegeben nutzer miteinander kommunizieren <text:s text:c="3"/>| <text:s text:c="3"/></text:p>
      <text:p text:style-name="P4">zusatzinfos zu parkplatz <text:s text:c="3"/>| <text:s text:c="3"/>Service</text:p>
      <text:p text:style-name="P4">Bewertung?</text:p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Print" svg:font-family="'Segoe Print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2T12:20:34.98</meta:creation-date>
    <meta:document-statistic meta:table-count="0" meta:image-count="0" meta:object-count="0" meta:page-count="1" meta:paragraph-count="23" meta:word-count="103" meta:character-count="1023"/>
    <dc:date>2015-10-12T12:22:43.69</dc:date>
    <meta:editing-duration>PT2M8S</meta:editing-duration>
    <meta:editing-cycles>1</meta:editing-cycles>
    <meta:generator>OpenOffice/4.1.1$Win32 OpenOffice.org_project/411m6$Build-9775</meta:generator>
  </office:meta>
</office:document-meta>
</file>